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/>
    </style:style>
    <style:style style:name="P2" style:family="paragraph" style:parent-style-name="Standard" style:list-style-name="L1">
      <style:text-properties style:font-name="Arial" fo:language="de" fo:country="DE"/>
    </style:style>
    <style:style style:name="P3" style:family="paragraph" style:parent-style-name="Text_20_body">
      <style:text-properties style:font-name="Arial" fo:language="de" fo:country="DE"/>
    </style:style>
    <style:style style:name="P4" style:family="paragraph" style:parent-style-name="Heading_20_1">
      <style:text-properties style:font-name="Arial" fo:language="de" fo:country="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istungsnachweis <text:tab/><text:tab/><text:tab/><text:tab/><text:tab/><text:tab/></text:h>
      <text:p text:style-name="P3"/>
      <text:p text:style-name="P3"/>
      <text:p text:style-name="P3">Semesterprojekt „Software für autonome Roboterteams“ <text:tab/><text:tab/><text:tab/>14. Oktober 2012 </text:p>
      <text:p text:style-name="P1">Jonathan Sielhorst</text:p>
      <text:p text:style-name="P1"/>
      <text:p text:style-name="P1"/>
      <text:p text:style-name="P1"/>
      <text:list xml:id="list1744468814" text:style-name="L1">
        <text:list-item>
          <text:p text:style-name="P2">Mitentwicklung Requirements</text:p>
        </text:list-item>
        <text:list-item>
          <text:p text:style-name="P2">Mitentwicklung Modell (State-Machine, Klassendiagramme, Aktivitätsdiagramme)</text:p>
        </text:list-item>
        <text:list-item>
          <text:p text:style-name="P2">Bereitstellung und Konfiguration eines Ticket-Systems zur Organisation der zu erledigenden Aufgaben</text:p>
        </text:list-item>
        <text:list-item>
          <text:p text:style-name="P2">Bereitstellung einer Versionierungsumgebung auf „GitHub.org“</text:p>
          <text:p text:style-name="P2"/>
        </text:list-item>
        <text:list-item>
          <text:p text:style-name="P2">Implementation der GUI</text:p>
        </text:list-item>
        <text:list-item>
          <text:p text:style-name="P2">Implementation des Kommunikationsprotokolls und der Verarbeitung dieser eingehenden Daten</text:p>
        </text:list-item>
        <text:list-item>
          <text:p text:style-name="P2">Implementation eines NXT-Simulators ausgehend von „echten“ Fahrdaten</text:p>
          <text:p text:style-name="P2"/>
        </text:list-item>
        <text:list-item>
          <text:p text:style-name="P2">Erstellung des LaTex-Frameworks für die Dokumentation</text:p>
        </text:list-item>
        <text:list-item>
          <text:p text:style-name="P2">Mitarbeit Umsetzung in LaTex</text:p>
        </text:list-item>
        <text:list-item>
          <text:p text:style-name="P2">Gruppenspezifische Texte entsprechend den oben angegeben Teilaufgaben im Projek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dt </meta:initial-creator>
    <meta:creation-date>2012-10-14T19:30:14</meta:creation-date>
    <dc:date>2012-10-15T14:01:58</dc:date>
    <dc:creator>Cordt </dc:creator>
    <meta:editing-duration>PT7M45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13" meta:word-count="82" meta:character-count="727" meta:non-whitespace-character-count="657"/>
  </office:meta>
</office:document-meta>
</file>